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1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5366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2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c2300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3" table:number-columns-repeated="2"/>
          <table:table-cell table:style-name="ce7" office:value-type="string">
            <text:p>Pianosau 05/11/2012</text:p>
          </table:table-cell>
          <table:table-cell table:style-name="ce7"/>
          <table:table-cell table:number-columns-repeated="9"/>
        </table:table-row>
        <table:table-row table:style-name="ro1">
          <table:table-cell table:style-name="ce1" office:value-type="string">
            <text:p>2 Intel(R) Xeon(R) CPU E5-2650 0 @ 2.00GHz</text:p>
          </table:table-cell>
          <table:table-cell table:style-name="ce1" table:number-columns-repeated="3"/>
          <table:table-cell table:style-name="ce3" table:number-columns-repeated="4"/>
          <table:table-cell table:number-columns-repeated="9"/>
        </table:table-row>
        <table:table-row table:style-name="ro1">
          <table:table-cell table:style-name="ce1" office:value-type="string">
            <text:p>2 CPUs</text:p>
          </table:table-cell>
          <table:table-cell table:style-name="ce1" table:number-columns-repeated="3"/>
          <table:table-cell table:style-name="ce4"/>
          <table:table-cell table:style-name="ce5" office:value-type="string">
            <text:p>OMP (gcc 4.4.6 CentOS 6.3)</text:p>
          </table:table-cell>
          <table:table-cell table:style-name="ce5" office:value-type="string">
            <text:p>Ff-v2 (farm-time)</text:p>
          </table:table-cell>
          <table:table-cell table:style-name="ce5" office:value-type="string">
            <text:p>Ff-v2 (total-time)</text:p>
          </table:table-cell>
          <table:table-cell table:style-name="ce8" office:value-type="string">
            <text:p>FF-map (map-time)</text:p>
          </table:table-cell>
          <table:table-cell table:style-name="ce8" office:value-type="string">
            <text:p>FF-v2 (total-time <text:s text:c="2"/>mapping che parte da 1)</text:p>
          </table:table-cell>
          <table:table-cell table:style-name="ce9" table:number-columns-repeated="3"/>
          <table:table-cell table:number-columns-repeated="4"/>
        </table:table-row>
        <table:table-row table:style-name="ro1">
          <table:table-cell table:style-name="ce1" office:value-type="string">
            <text:p>8 cores x CPU</text:p>
          </table:table-cell>
          <table:table-cell table:style-name="ce1"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3185.96">
            <text:p>3185.96</text:p>
          </table:table-cell>
          <table:table-cell table:style-name="ce3" office:value-type="float" office:value="3052.74">
            <text:p>3052.74</text:p>
          </table:table-cell>
          <table:table-cell table:style-name="ce3" office:value-type="float" office:value="3063.97">
            <text:p>3063.97</text:p>
          </table:table-cell>
          <table:table-cell office:value-type="float" office:value="3199.62">
            <text:p>3199.62</text:p>
          </table:table-cell>
          <table:table-cell office:value-type="float" office:value="3078.78">
            <text:p>3078.78</text:p>
          </table:table-cell>
          <table:table-cell/>
          <table:table-cell>
            <draw:frame table:end-cell-address="Sheet1.AB40" table:end-x="0.8787in" table:end-y="0.0299in" draw:z-index="0" draw:style-name="gr1" svg:width="14.8307in" svg:height="6.1898in" svg:x="0.2724in" svg:y="0.039in">
              <draw:object draw:notify-on-update-of-ranges="Sheet1.F4:Sheet1.F4 Sheet1.F5:Sheet1.F36 Sheet1.G4:Sheet1.G4 Sheet1.G5:Sheet1.G36 Sheet1.H4:Sheet1.H4 Sheet1.H5:Sheet1.H36 Sheet1.I4:Sheet1.I4 Sheet1.I5:Sheet1.I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1" office:value-type="string">
            <text:p>16 contexts x CPU</text:p>
          </table:table-cell>
          <table:table-cell table:style-name="ce1" table:number-columns-repeated="3"/>
          <table:table-cell table:style-name="ce3" office:value-type="float" office:value="2">
            <text:p>2</text:p>
          </table:table-cell>
          <table:table-cell table:style-name="ce3" office:value-type="float" office:value="1587.97">
            <text:p>1587.97</text:p>
          </table:table-cell>
          <table:table-cell table:style-name="ce3" office:value-type="float" office:value="1541.19">
            <text:p>1541.19</text:p>
          </table:table-cell>
          <table:table-cell table:style-name="ce3" office:value-type="float" office:value="1546.7">
            <text:p>1546.7</text:p>
          </table:table-cell>
          <table:table-cell office:value-type="float" office:value="1612.3">
            <text:p>1612.3</text:p>
          </table:table-cell>
          <table:table-cell office:value-type="float" office:value="1545.66">
            <text:p>1545.6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X86_64 CentOS 6.3 kernel </text:p>
          </table:table-cell>
          <table:table-cell table:style-name="ce1"/>
          <table:table-cell table:style-name="ce1" office:value-type="string">
            <text:p>2.6.32-279.el6.x86_64</text:p>
          </table:table-cell>
          <table:table-cell table:style-name="ce1"/>
          <table:table-cell table:style-name="ce3" office:value-type="float" office:value="3">
            <text:p>3</text:p>
          </table:table-cell>
          <table:table-cell table:style-name="ce3" office:value-type="float" office:value="1063.19">
            <text:p>1063.19</text:p>
          </table:table-cell>
          <table:table-cell table:style-name="ce3" office:value-type="float" office:value="1063.78">
            <text:p>1063.78</text:p>
          </table:table-cell>
          <table:table-cell table:style-name="ce3" office:value-type="float" office:value="1040.83">
            <text:p>1040.83</text:p>
          </table:table-cell>
          <table:table-cell office:value-type="float" office:value="1084.24">
            <text:p>1084.24</text:p>
          </table:table-cell>
          <table:table-cell office:value-type="float" office:value="1041.85">
            <text:p>1041.8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4">
            <text:p>4</text:p>
          </table:table-cell>
          <table:table-cell table:style-name="ce3" office:value-type="float" office:value="802.307">
            <text:p>802.307</text:p>
          </table:table-cell>
          <table:table-cell table:style-name="ce3" office:value-type="float" office:value="782.532">
            <text:p>782.532</text:p>
          </table:table-cell>
          <table:table-cell table:style-name="ce3" office:value-type="float" office:value="783.801">
            <text:p>783.801</text:p>
          </table:table-cell>
          <table:table-cell office:value-type="float" office:value="827.569">
            <text:p>827.569</text:p>
          </table:table-cell>
          <table:table-cell office:value-type="float" office:value="784.905">
            <text:p>784.90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5">
            <text:p>5</text:p>
          </table:table-cell>
          <table:table-cell table:style-name="ce3" office:value-type="float" office:value="653.055">
            <text:p>653.055</text:p>
          </table:table-cell>
          <table:table-cell table:style-name="ce3" office:value-type="float" office:value="631.118">
            <text:p>631.118</text:p>
          </table:table-cell>
          <table:table-cell table:style-name="ce3" office:value-type="float" office:value="629.443">
            <text:p>629.443</text:p>
          </table:table-cell>
          <table:table-cell office:value-type="float" office:value="668.602">
            <text:p>668.602</text:p>
          </table:table-cell>
          <table:table-cell office:value-type="float" office:value="629.752">
            <text:p>629.75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6">
            <text:p>6</text:p>
          </table:table-cell>
          <table:table-cell table:style-name="ce3" office:value-type="float" office:value="543.603">
            <text:p>543.603</text:p>
          </table:table-cell>
          <table:table-cell table:style-name="ce3" office:value-type="float" office:value="525.795">
            <text:p>525.795</text:p>
          </table:table-cell>
          <table:table-cell table:style-name="ce3" office:value-type="float" office:value="530.871">
            <text:p>530.871</text:p>
          </table:table-cell>
          <table:table-cell office:value-type="float" office:value="559.599">
            <text:p>559.599</text:p>
          </table:table-cell>
          <table:table-cell office:value-type="float" office:value="526.913">
            <text:p>526.91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7">
            <text:p>7</text:p>
          </table:table-cell>
          <table:table-cell table:style-name="ce3" office:value-type="float" office:value="475.048">
            <text:p>475.048</text:p>
          </table:table-cell>
          <table:table-cell table:style-name="ce3" office:value-type="float" office:value="453.391">
            <text:p>453.391</text:p>
          </table:table-cell>
          <table:table-cell table:style-name="ce3" office:value-type="float" office:value="458.059">
            <text:p>458.059</text:p>
          </table:table-cell>
          <table:table-cell office:value-type="float" office:value="480.72">
            <text:p>480.72</text:p>
          </table:table-cell>
          <table:table-cell office:value-type="float" office:value="452.116">
            <text:p>452.11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8">
            <text:p>8</text:p>
          </table:table-cell>
          <table:table-cell table:style-name="ce3" office:value-type="float" office:value="415.479">
            <text:p>415.479</text:p>
          </table:table-cell>
          <table:table-cell table:style-name="ce3" office:value-type="float" office:value="393.668">
            <text:p>393.668</text:p>
          </table:table-cell>
          <table:table-cell table:style-name="ce3" office:value-type="float" office:value="398.675">
            <text:p>398.675</text:p>
          </table:table-cell>
          <table:table-cell office:value-type="float" office:value="422.458">
            <text:p>422.458</text:p>
          </table:table-cell>
          <table:table-cell office:value-type="float" office:value="394.599">
            <text:p>394.59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9">
            <text:p>9</text:p>
          </table:table-cell>
          <table:table-cell table:style-name="ce3" office:value-type="float" office:value="370.408">
            <text:p>370.408</text:p>
          </table:table-cell>
          <table:table-cell table:style-name="ce3" office:value-type="float" office:value="351.139">
            <text:p>351.139</text:p>
          </table:table-cell>
          <table:table-cell table:style-name="ce3" office:value-type="float" office:value="356.132">
            <text:p>356.132</text:p>
          </table:table-cell>
          <table:table-cell office:value-type="float" office:value="376.1">
            <text:p>376.1</text:p>
          </table:table-cell>
          <table:table-cell office:value-type="float" office:value="352.089">
            <text:p>352.08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0">
            <text:p>10</text:p>
          </table:table-cell>
          <table:table-cell table:style-name="ce3" office:value-type="float" office:value="335.602">
            <text:p>335.602</text:p>
          </table:table-cell>
          <table:table-cell table:style-name="ce3" office:value-type="float" office:value="317.401">
            <text:p>317.401</text:p>
          </table:table-cell>
          <table:table-cell table:style-name="ce3" office:value-type="float" office:value="324.133">
            <text:p>324.133</text:p>
          </table:table-cell>
          <table:table-cell office:value-type="float" office:value="340.231">
            <text:p>340.231</text:p>
          </table:table-cell>
          <table:table-cell office:value-type="float" office:value="319.19">
            <text:p>319.1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1">
            <text:p>11</text:p>
          </table:table-cell>
          <table:table-cell table:style-name="ce3" office:value-type="float" office:value="307.435">
            <text:p>307.435</text:p>
          </table:table-cell>
          <table:table-cell table:style-name="ce3" office:value-type="float" office:value="287.304">
            <text:p>287.304</text:p>
          </table:table-cell>
          <table:table-cell table:style-name="ce3" office:value-type="float" office:value="293.738">
            <text:p>293.738</text:p>
          </table:table-cell>
          <table:table-cell office:value-type="float" office:value="309.818">
            <text:p>309.818</text:p>
          </table:table-cell>
          <table:table-cell office:value-type="float" office:value="291.072">
            <text:p>291.07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2">
            <text:p>12</text:p>
          </table:table-cell>
          <table:table-cell table:style-name="ce3" office:value-type="float" office:value="282.913">
            <text:p>282.913</text:p>
          </table:table-cell>
          <table:table-cell table:style-name="ce3" office:value-type="float" office:value="265.428">
            <text:p>265.428</text:p>
          </table:table-cell>
          <table:table-cell table:style-name="ce3" office:value-type="float" office:value="271.245">
            <text:p>271.245</text:p>
          </table:table-cell>
          <table:table-cell office:value-type="float" office:value="286.747">
            <text:p>286.747</text:p>
          </table:table-cell>
          <table:table-cell office:value-type="float" office:value="266.941">
            <text:p>266.94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3">
            <text:p>13</text:p>
          </table:table-cell>
          <table:table-cell table:style-name="ce3" office:value-type="float" office:value="259.978">
            <text:p>259.978</text:p>
          </table:table-cell>
          <table:table-cell table:style-name="ce3" office:value-type="float" office:value="244.062">
            <text:p>244.062</text:p>
          </table:table-cell>
          <table:table-cell table:style-name="ce3" office:value-type="float" office:value="250.35">
            <text:p>250.35</text:p>
          </table:table-cell>
          <table:table-cell office:value-type="float" office:value="261.782">
            <text:p>261.782</text:p>
          </table:table-cell>
          <table:table-cell office:value-type="float" office:value="246.655">
            <text:p>246.65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4">
            <text:p>14</text:p>
          </table:table-cell>
          <table:table-cell table:style-name="ce3" office:value-type="float" office:value="426.048">
            <text:p>426.048</text:p>
          </table:table-cell>
          <table:table-cell table:style-name="ce3" office:value-type="float" office:value="228.782">
            <text:p>228.782</text:p>
          </table:table-cell>
          <table:table-cell table:style-name="ce3" office:value-type="float" office:value="235.216">
            <text:p>235.216</text:p>
          </table:table-cell>
          <table:table-cell office:value-type="float" office:value="243.428">
            <text:p>243.428</text:p>
          </table:table-cell>
          <table:table-cell office:value-type="float" office:value="239.717">
            <text:p>239.71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5">
            <text:p>15</text:p>
          </table:table-cell>
          <table:table-cell table:style-name="ce3" office:value-type="float" office:value="227.718">
            <text:p>227.718</text:p>
          </table:table-cell>
          <table:table-cell table:style-name="ce3" office:value-type="float" office:value="213.579">
            <text:p>213.579</text:p>
          </table:table-cell>
          <table:table-cell table:style-name="ce3" office:value-type="float" office:value="219.833">
            <text:p>219.833</text:p>
          </table:table-cell>
          <table:table-cell office:value-type="float" office:value="229.384">
            <text:p>229.384</text:p>
          </table:table-cell>
          <table:table-cell office:value-type="float" office:value="218.22">
            <text:p>218.2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6">
            <text:p>16</text:p>
          </table:table-cell>
          <table:table-cell table:style-name="ce3" office:value-type="float" office:value="387.971">
            <text:p>387.971</text:p>
          </table:table-cell>
          <table:table-cell table:style-name="ce3" office:value-type="float" office:value="199.108">
            <text:p>199.108</text:p>
          </table:table-cell>
          <table:table-cell table:style-name="ce3" office:value-type="float" office:value="204.871">
            <text:p>204.871</text:p>
          </table:table-cell>
          <table:table-cell office:value-type="float" office:value="295.459">
            <text:p>295.459</text:p>
          </table:table-cell>
          <table:table-cell office:value-type="float" office:value="207.648">
            <text:p>207.64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7">
            <text:p>17</text:p>
          </table:table-cell>
          <table:table-cell table:style-name="ce3" office:value-type="float" office:value="374.98">
            <text:p>374.98</text:p>
          </table:table-cell>
          <table:table-cell table:style-name="ce3" office:value-type="float" office:value="339.925">
            <text:p>339.925</text:p>
          </table:table-cell>
          <table:table-cell table:style-name="ce3" office:value-type="float" office:value="345.369">
            <text:p>345.369</text:p>
          </table:table-cell>
          <table:table-cell office:value-type="float" office:value="503.384">
            <text:p>503.384</text:p>
          </table:table-cell>
          <table:table-cell office:value-type="float" office:value="354.507">
            <text:p>354.50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8">
            <text:p>18</text:p>
          </table:table-cell>
          <table:table-cell table:style-name="ce3" office:value-type="float" office:value="350.088">
            <text:p>350.088</text:p>
          </table:table-cell>
          <table:table-cell table:style-name="ce3" office:value-type="float" office:value="332.042">
            <text:p>332.042</text:p>
          </table:table-cell>
          <table:table-cell table:style-name="ce3" office:value-type="float" office:value="338.883">
            <text:p>338.883</text:p>
          </table:table-cell>
          <table:table-cell office:value-type="float" office:value="479.458">
            <text:p>479.458</text:p>
          </table:table-cell>
          <table:table-cell office:value-type="float" office:value="336.732">
            <text:p>336.73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19">
            <text:p>19</text:p>
          </table:table-cell>
          <table:table-cell table:style-name="ce3" office:value-type="float" office:value="335.109">
            <text:p>335.109</text:p>
          </table:table-cell>
          <table:table-cell table:style-name="ce3" office:value-type="float" office:value="317.468">
            <text:p>317.468</text:p>
          </table:table-cell>
          <table:table-cell table:style-name="ce3" office:value-type="float" office:value="322.909">
            <text:p>322.909</text:p>
          </table:table-cell>
          <table:table-cell office:value-type="float" office:value="451.825">
            <text:p>451.825</text:p>
          </table:table-cell>
          <table:table-cell office:value-type="float" office:value="321.093">
            <text:p>321.09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0">
            <text:p>20</text:p>
          </table:table-cell>
          <table:table-cell table:style-name="ce3" office:value-type="float" office:value="323.112">
            <text:p>323.112</text:p>
          </table:table-cell>
          <table:table-cell table:style-name="ce3" office:value-type="float" office:value="305.032">
            <text:p>305.032</text:p>
          </table:table-cell>
          <table:table-cell table:style-name="ce3" office:value-type="float" office:value="312.582">
            <text:p>312.582</text:p>
          </table:table-cell>
          <table:table-cell office:value-type="float" office:value="440.656">
            <text:p>440.656</text:p>
          </table:table-cell>
          <table:table-cell office:value-type="float" office:value="308.346">
            <text:p>308.34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1">
            <text:p>21</text:p>
          </table:table-cell>
          <table:table-cell table:style-name="ce3" office:value-type="float" office:value="308.36">
            <text:p>308.36</text:p>
          </table:table-cell>
          <table:table-cell table:style-name="ce3" office:value-type="float" office:value="287.508">
            <text:p>287.508</text:p>
          </table:table-cell>
          <table:table-cell table:style-name="ce3" office:value-type="float" office:value="295.09">
            <text:p>295.09</text:p>
          </table:table-cell>
          <table:table-cell office:value-type="float" office:value="415.631">
            <text:p>415.631</text:p>
          </table:table-cell>
          <table:table-cell office:value-type="float" office:value="291.366">
            <text:p>291.36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2">
            <text:p>22</text:p>
          </table:table-cell>
          <table:table-cell table:style-name="ce3" office:value-type="float" office:value="298.159">
            <text:p>298.159</text:p>
          </table:table-cell>
          <table:table-cell table:style-name="ce3" office:value-type="float" office:value="275.817">
            <text:p>275.817</text:p>
          </table:table-cell>
          <table:table-cell table:style-name="ce3" office:value-type="float" office:value="283.244">
            <text:p>283.244</text:p>
          </table:table-cell>
          <table:table-cell office:value-type="float" office:value="390.786">
            <text:p>390.786</text:p>
          </table:table-cell>
          <table:table-cell office:value-type="float" office:value="279.32">
            <text:p>279.3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3">
            <text:p>23</text:p>
          </table:table-cell>
          <table:table-cell table:style-name="ce3" office:value-type="float" office:value="284.616">
            <text:p>284.616</text:p>
          </table:table-cell>
          <table:table-cell table:style-name="ce3" office:value-type="float" office:value="264.359">
            <text:p>264.359</text:p>
          </table:table-cell>
          <table:table-cell table:style-name="ce3" office:value-type="float" office:value="271.243">
            <text:p>271.243</text:p>
          </table:table-cell>
          <table:table-cell office:value-type="float" office:value="373.996">
            <text:p>373.996</text:p>
          </table:table-cell>
          <table:table-cell office:value-type="float" office:value="267.786">
            <text:p>267.78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4">
            <text:p>24</text:p>
          </table:table-cell>
          <table:table-cell table:style-name="ce3" office:value-type="float" office:value="273.444">
            <text:p>273.444</text:p>
          </table:table-cell>
          <table:table-cell table:style-name="ce3" office:value-type="float" office:value="252.162">
            <text:p>252.162</text:p>
          </table:table-cell>
          <table:table-cell table:style-name="ce3" office:value-type="float" office:value="260.33">
            <text:p>260.33</text:p>
          </table:table-cell>
          <table:table-cell office:value-type="float" office:value="362.149">
            <text:p>362.149</text:p>
          </table:table-cell>
          <table:table-cell office:value-type="float" office:value="256.204">
            <text:p>256.20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5">
            <text:p>25</text:p>
          </table:table-cell>
          <table:table-cell table:style-name="ce3" office:value-type="float" office:value="261.154">
            <text:p>261.154</text:p>
          </table:table-cell>
          <table:table-cell table:style-name="ce3" office:value-type="float" office:value="243.405">
            <text:p>243.405</text:p>
          </table:table-cell>
          <table:table-cell table:style-name="ce3" office:value-type="float" office:value="250.057">
            <text:p>250.057</text:p>
          </table:table-cell>
          <table:table-cell office:value-type="float" office:value="351.285">
            <text:p>351.285</text:p>
          </table:table-cell>
          <table:table-cell office:value-type="float" office:value="245.527">
            <text:p>245.52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6">
            <text:p>26</text:p>
          </table:table-cell>
          <table:table-cell table:style-name="ce3" office:value-type="float" office:value="254.783">
            <text:p>254.783</text:p>
          </table:table-cell>
          <table:table-cell table:style-name="ce3" office:value-type="float" office:value="234.393">
            <text:p>234.393</text:p>
          </table:table-cell>
          <table:table-cell table:style-name="ce3" office:value-type="float" office:value="243.092">
            <text:p>243.092</text:p>
          </table:table-cell>
          <table:table-cell office:value-type="float" office:value="343.04">
            <text:p>343.04</text:p>
          </table:table-cell>
          <table:table-cell office:value-type="float" office:value="238.282">
            <text:p>238.28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7">
            <text:p>27</text:p>
          </table:table-cell>
          <table:table-cell table:style-name="ce3" office:value-type="float" office:value="242.868">
            <text:p>242.868</text:p>
          </table:table-cell>
          <table:table-cell table:style-name="ce3" office:value-type="float" office:value="225.959">
            <text:p>225.959</text:p>
          </table:table-cell>
          <table:table-cell table:style-name="ce3" office:value-type="float" office:value="231.869">
            <text:p>231.869</text:p>
          </table:table-cell>
          <table:table-cell office:value-type="float" office:value="327.367">
            <text:p>327.367</text:p>
          </table:table-cell>
          <table:table-cell office:value-type="float" office:value="227.997">
            <text:p>227.99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8">
            <text:p>28</text:p>
          </table:table-cell>
          <table:table-cell table:style-name="ce3" office:value-type="float" office:value="236.724">
            <text:p>236.724</text:p>
          </table:table-cell>
          <table:table-cell table:style-name="ce3" office:value-type="float" office:value="217.714">
            <text:p>217.714</text:p>
          </table:table-cell>
          <table:table-cell table:style-name="ce3" office:value-type="float" office:value="224.828">
            <text:p>224.828</text:p>
          </table:table-cell>
          <table:table-cell office:value-type="float" office:value="315.397">
            <text:p>315.397</text:p>
          </table:table-cell>
          <table:table-cell office:value-type="float" office:value="220.845">
            <text:p>220.8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29">
            <text:p>29</text:p>
          </table:table-cell>
          <table:table-cell table:style-name="ce3" office:value-type="float" office:value="230.15">
            <text:p>230.15</text:p>
          </table:table-cell>
          <table:table-cell table:style-name="ce3" office:value-type="float" office:value="210.608">
            <text:p>210.608</text:p>
          </table:table-cell>
          <table:table-cell table:style-name="ce3" office:value-type="float" office:value="218.824">
            <text:p>218.824</text:p>
          </table:table-cell>
          <table:table-cell office:value-type="float" office:value="306.069">
            <text:p>306.069</text:p>
          </table:table-cell>
          <table:table-cell office:value-type="float" office:value="215.014">
            <text:p>215.01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30">
            <text:p>30</text:p>
          </table:table-cell>
          <table:table-cell table:style-name="ce3" office:value-type="float" office:value="224.253">
            <text:p>224.253</text:p>
          </table:table-cell>
          <table:table-cell table:style-name="ce3" office:value-type="float" office:value="204.991">
            <text:p>204.991</text:p>
          </table:table-cell>
          <table:table-cell table:style-name="ce3" office:value-type="float" office:value="213.077">
            <text:p>213.077</text:p>
          </table:table-cell>
          <table:table-cell office:value-type="float" office:value="291.753">
            <text:p>291.753</text:p>
          </table:table-cell>
          <table:table-cell office:value-type="float" office:value="209.373">
            <text:p>209.37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31">
            <text:p>31</text:p>
          </table:table-cell>
          <table:table-cell table:style-name="ce3" office:value-type="float" office:value="290.514">
            <text:p>290.514</text:p>
          </table:table-cell>
          <table:table-cell table:style-name="ce3" office:value-type="float" office:value="199.302">
            <text:p>199.302</text:p>
          </table:table-cell>
          <table:table-cell table:style-name="ce3" office:value-type="float" office:value="206.207">
            <text:p>206.207</text:p>
          </table:table-cell>
          <table:table-cell office:value-type="float" office:value="289.146">
            <text:p>289.146</text:p>
          </table:table-cell>
          <table:table-cell office:value-type="float" office:value="234.009">
            <text:p>234.00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32">
            <text:p>32</text:p>
          </table:table-cell>
          <table:table-cell table:style-name="ce3" office:value-type="float" office:value="283.79">
            <text:p>283.79</text:p>
          </table:table-cell>
          <table:table-cell table:style-name="ce3" office:value-type="float" office:value="194.502">
            <text:p>194.502</text:p>
          </table:table-cell>
          <table:table-cell table:style-name="ce3" office:value-type="float" office:value="231.578">
            <text:p>231.578</text:p>
          </table:table-cell>
          <table:table-cell office:value-type="float" office:value="325.205">
            <text:p>325.205</text:p>
          </table:table-cell>
          <table:table-cell office:value-type="float" office:value="305.25">
            <text:p>305.25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>
            <text:p>Commands used:</text:p>
          </table:table-cell>
          <table:table-cell table:style-name="ce2" table:number-columns-repeated="5"/>
          <table:table-cell table:number-columns-repeated="11"/>
        </table:table-row>
        <table:table-row table:style-name="ro1">
          <table:table-cell table:style-name="ce2" table:number-columns-repeated="6"/>
          <table:table-cell table:number-columns-repeated="11"/>
        </table:table-row>
        <table:table-row table:style-name="ro1">
          <table:table-cell table:style-name="ce2" office:value-type="string">
            <text:p>for((i=1;i&lt;33;++i)); do OMP_NUM_THREADS=$i ./matmul ; done</text:p>
          </table:table-cell>
          <table:table-cell table:style-name="ce2" table:number-columns-repeated="4"/>
          <table:table-cell table:style-name="ce6" office:value-type="string">
            <text:p>(OMP)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for((i=1;i&lt;33;++i)); do ./ff_matmul_v2 $i 2&gt;&amp;1 | grep " farm time= "; done</text:p>
          </table:table-cell>
          <table:table-cell table:style-name="ce2" table:number-columns-repeated="4"/>
          <table:table-cell table:style-name="ce6" office:value-type="string">
            <text:p>(farm-time)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for((i=1;i&lt;33;++i)); do ./ff_matmul_v2 $i 2&gt;&amp;1 | grep " total time= "; done</text:p>
          </table:table-cell>
          <table:table-cell table:style-name="ce2" table:number-columns-repeated="4"/>
          <table:table-cell table:style-name="ce6" office:value-type="string">
            <text:p>(total-time)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  <table:table-row table:style-name="ro1">
          <table:table-cell table:number-columns-repeated="12"/>
          <table:table-cell office:value-type="string">
            <text:p>DONE,</text:p>
          </table:table-cell>
          <table:table-cell office:value-type="string">
            <text:p>map</text:p>
          </table:table-cell>
          <table:table-cell office:value-type="string">
            <text:p>time=</text:p>
          </table:table-cell>
          <table:table-cell/>
          <table:table-cell office:value-type="string">
            <text:p>(ms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16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ssimo Torquati</meta:initial-creator>
    <meta:creation-date>2012-11-05T11:56:09</meta:creation-date>
    <dc:date>2013-02-22T16:01:50</dc:date>
    <dc:creator>Massimo Torquati</dc:creator>
    <meta:editing-duration>PT3H35M26S</meta:editing-duration>
    <meta:editing-cycles>9</meta:editing-cycles>
    <meta:generator>LibreOffice/3.3$Unix LibreOffice_project/330m19$Build-401</meta:generator>
    <meta:document-statistic meta:table-count="3" meta:cell-count="3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71cm" svg:height="15.723cm" xlink:href=".." xlink:type="simple" chart:class="chart:line" chart:style-name="ch1">
        <chart:legend chart:legend-position="end" svg:x="16.928cm" svg:y="2.709cm" chart:style-name="ch2"/>
        <chart:plot-area chart:style-name="ch3" table:cell-range-address="Sheet1.F4:Sheet1.I36" chart:data-source-has-labels="row" svg:x="3.153cm" svg:y="0.672cm" svg:width="33.658cm" svg:height="13.949cm">
          <chartooo:coordinate-region svg:x="4.145cm" svg:y="0.871cm" svg:width="32.479cm" svg:height="13.1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36" chart:label-cell-address="Sheet1.F4:Sheet1.F4" chart:class="chart:line">
            <chart:data-point chart:repeated="32"/>
          </chart:series>
          <chart:series chart:style-name="ch7" chart:values-cell-range-address="Sheet1.G5:Sheet1.G36" chart:label-cell-address="Sheet1.G4:Sheet1.G4" chart:class="chart:line">
            <chart:data-point chart:repeated="32"/>
          </chart:series>
          <chart:series chart:style-name="ch8" chart:values-cell-range-address="Sheet1.H5:Sheet1.H36" chart:label-cell-address="Sheet1.H4:Sheet1.H4" chart:class="chart:line">
            <chart:data-point chart:repeated="32"/>
          </chart:series>
          <chart:series chart:style-name="ch9" chart:values-cell-range-address="Sheet1.I5:Sheet1.I36" chart:label-cell-address="Sheet1.I4:Sheet1.I4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 (gcc 4.4.6 CentOS 6.3)</text:p>
                <draw:g>
                  <svg:desc>Sheet1.F4:Sheet1.F4</svg:desc>
                </draw:g>
              </table:table-cell>
              <table:table-cell office:value-type="string">
                <text:p>Ff-v2 (farm-time)</text:p>
                <draw:g>
                  <svg:desc>Sheet1.G4:Sheet1.G4</svg:desc>
                </draw:g>
              </table:table-cell>
              <table:table-cell office:value-type="string">
                <text:p>Ff-v2 (total-time)</text:p>
                <draw:g>
                  <svg:desc>Sheet1.H4:Sheet1.H4</svg:desc>
                </draw:g>
              </table:table-cell>
              <table:table-cell office:value-type="string">
                <text:p>FF-map (map-time)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85.96">
                <text:p>3185.96</text:p>
                <draw:g>
                  <svg:desc>Sheet1.F5:Sheet1.F36</svg:desc>
                </draw:g>
              </table:table-cell>
              <table:table-cell office:value-type="float" office:value="3052.74">
                <text:p>3052.74</text:p>
                <draw:g>
                  <svg:desc>Sheet1.G5:Sheet1.G36</svg:desc>
                </draw:g>
              </table:table-cell>
              <table:table-cell office:value-type="float" office:value="3063.97">
                <text:p>3063.97</text:p>
                <draw:g>
                  <svg:desc>Sheet1.H5:Sheet1.H36</svg:desc>
                </draw:g>
              </table:table-cell>
              <table:table-cell office:value-type="float" office:value="3199.62">
                <text:p>3199.62</text:p>
                <draw:g>
                  <svg:desc>Sheet1.I5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7.97">
                <text:p>1587.97</text:p>
              </table:table-cell>
              <table:table-cell office:value-type="float" office:value="1541.19">
                <text:p>1541.19</text:p>
              </table:table-cell>
              <table:table-cell office:value-type="float" office:value="1546.7">
                <text:p>1546.7</text:p>
              </table:table-cell>
              <table:table-cell office:value-type="float" office:value="1612.3">
                <text:p>161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3.19">
                <text:p>1063.19</text:p>
              </table:table-cell>
              <table:table-cell office:value-type="float" office:value="1063.78">
                <text:p>1063.78</text:p>
              </table:table-cell>
              <table:table-cell office:value-type="float" office:value="1040.83">
                <text:p>1040.83</text:p>
              </table:table-cell>
              <table:table-cell office:value-type="float" office:value="1084.24">
                <text:p>1084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2.307">
                <text:p>802.307</text:p>
              </table:table-cell>
              <table:table-cell office:value-type="float" office:value="782.532">
                <text:p>782.532</text:p>
              </table:table-cell>
              <table:table-cell office:value-type="float" office:value="783.801">
                <text:p>783.801</text:p>
              </table:table-cell>
              <table:table-cell office:value-type="float" office:value="827.569">
                <text:p>827.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3.055">
                <text:p>653.055</text:p>
              </table:table-cell>
              <table:table-cell office:value-type="float" office:value="631.118">
                <text:p>631.118</text:p>
              </table:table-cell>
              <table:table-cell office:value-type="float" office:value="629.443">
                <text:p>629.443</text:p>
              </table:table-cell>
              <table:table-cell office:value-type="float" office:value="668.602">
                <text:p>668.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3.603">
                <text:p>543.603</text:p>
              </table:table-cell>
              <table:table-cell office:value-type="float" office:value="525.795">
                <text:p>525.795</text:p>
              </table:table-cell>
              <table:table-cell office:value-type="float" office:value="530.871">
                <text:p>530.871</text:p>
              </table:table-cell>
              <table:table-cell office:value-type="float" office:value="559.599">
                <text:p>559.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5.048">
                <text:p>475.048</text:p>
              </table:table-cell>
              <table:table-cell office:value-type="float" office:value="453.391">
                <text:p>453.391</text:p>
              </table:table-cell>
              <table:table-cell office:value-type="float" office:value="458.059">
                <text:p>458.059</text:p>
              </table:table-cell>
              <table:table-cell office:value-type="float" office:value="480.72">
                <text:p>480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.479">
                <text:p>415.479</text:p>
              </table:table-cell>
              <table:table-cell office:value-type="float" office:value="393.668">
                <text:p>393.668</text:p>
              </table:table-cell>
              <table:table-cell office:value-type="float" office:value="398.675">
                <text:p>398.675</text:p>
              </table:table-cell>
              <table:table-cell office:value-type="float" office:value="422.458">
                <text:p>422.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.408">
                <text:p>370.408</text:p>
              </table:table-cell>
              <table:table-cell office:value-type="float" office:value="351.139">
                <text:p>351.139</text:p>
              </table:table-cell>
              <table:table-cell office:value-type="float" office:value="356.132">
                <text:p>356.132</text:p>
              </table:table-cell>
              <table:table-cell office:value-type="float" office:value="376.1">
                <text:p>37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.602">
                <text:p>335.602</text:p>
              </table:table-cell>
              <table:table-cell office:value-type="float" office:value="317.401">
                <text:p>317.401</text:p>
              </table:table-cell>
              <table:table-cell office:value-type="float" office:value="324.133">
                <text:p>324.133</text:p>
              </table:table-cell>
              <table:table-cell office:value-type="float" office:value="340.231">
                <text:p>340.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.435">
                <text:p>307.435</text:p>
              </table:table-cell>
              <table:table-cell office:value-type="float" office:value="287.304">
                <text:p>287.304</text:p>
              </table:table-cell>
              <table:table-cell office:value-type="float" office:value="293.738">
                <text:p>293.738</text:p>
              </table:table-cell>
              <table:table-cell office:value-type="float" office:value="309.818">
                <text:p>309.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.913">
                <text:p>282.913</text:p>
              </table:table-cell>
              <table:table-cell office:value-type="float" office:value="265.428">
                <text:p>265.428</text:p>
              </table:table-cell>
              <table:table-cell office:value-type="float" office:value="271.245">
                <text:p>271.245</text:p>
              </table:table-cell>
              <table:table-cell office:value-type="float" office:value="286.747">
                <text:p>286.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.978">
                <text:p>259.978</text:p>
              </table:table-cell>
              <table:table-cell office:value-type="float" office:value="244.062">
                <text:p>244.062</text:p>
              </table:table-cell>
              <table:table-cell office:value-type="float" office:value="250.35">
                <text:p>250.35</text:p>
              </table:table-cell>
              <table:table-cell office:value-type="float" office:value="261.782">
                <text:p>261.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.048">
                <text:p>426.048</text:p>
              </table:table-cell>
              <table:table-cell office:value-type="float" office:value="228.782">
                <text:p>228.782</text:p>
              </table:table-cell>
              <table:table-cell office:value-type="float" office:value="235.216">
                <text:p>235.216</text:p>
              </table:table-cell>
              <table:table-cell office:value-type="float" office:value="243.428">
                <text:p>243.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7.718">
                <text:p>227.718</text:p>
              </table:table-cell>
              <table:table-cell office:value-type="float" office:value="213.579">
                <text:p>213.579</text:p>
              </table:table-cell>
              <table:table-cell office:value-type="float" office:value="219.833">
                <text:p>219.833</text:p>
              </table:table-cell>
              <table:table-cell office:value-type="float" office:value="229.384">
                <text:p>229.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7.971">
                <text:p>387.971</text:p>
              </table:table-cell>
              <table:table-cell office:value-type="float" office:value="199.108">
                <text:p>199.108</text:p>
              </table:table-cell>
              <table:table-cell office:value-type="float" office:value="204.871">
                <text:p>204.871</text:p>
              </table:table-cell>
              <table:table-cell office:value-type="float" office:value="295.459">
                <text:p>295.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.98">
                <text:p>374.98</text:p>
              </table:table-cell>
              <table:table-cell office:value-type="float" office:value="339.925">
                <text:p>339.925</text:p>
              </table:table-cell>
              <table:table-cell office:value-type="float" office:value="345.369">
                <text:p>345.369</text:p>
              </table:table-cell>
              <table:table-cell office:value-type="float" office:value="503.384">
                <text:p>503.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.088">
                <text:p>350.088</text:p>
              </table:table-cell>
              <table:table-cell office:value-type="float" office:value="332.042">
                <text:p>332.042</text:p>
              </table:table-cell>
              <table:table-cell office:value-type="float" office:value="338.883">
                <text:p>338.883</text:p>
              </table:table-cell>
              <table:table-cell office:value-type="float" office:value="479.458">
                <text:p>479.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5.109">
                <text:p>335.109</text:p>
              </table:table-cell>
              <table:table-cell office:value-type="float" office:value="317.468">
                <text:p>317.468</text:p>
              </table:table-cell>
              <table:table-cell office:value-type="float" office:value="322.909">
                <text:p>322.909</text:p>
              </table:table-cell>
              <table:table-cell office:value-type="float" office:value="451.825">
                <text:p>451.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.112">
                <text:p>323.112</text:p>
              </table:table-cell>
              <table:table-cell office:value-type="float" office:value="305.032">
                <text:p>305.032</text:p>
              </table:table-cell>
              <table:table-cell office:value-type="float" office:value="312.582">
                <text:p>312.582</text:p>
              </table:table-cell>
              <table:table-cell office:value-type="float" office:value="440.656">
                <text:p>440.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.36">
                <text:p>308.36</text:p>
              </table:table-cell>
              <table:table-cell office:value-type="float" office:value="287.508">
                <text:p>287.508</text:p>
              </table:table-cell>
              <table:table-cell office:value-type="float" office:value="295.09">
                <text:p>295.09</text:p>
              </table:table-cell>
              <table:table-cell office:value-type="float" office:value="415.631">
                <text:p>415.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.159">
                <text:p>298.159</text:p>
              </table:table-cell>
              <table:table-cell office:value-type="float" office:value="275.817">
                <text:p>275.817</text:p>
              </table:table-cell>
              <table:table-cell office:value-type="float" office:value="283.244">
                <text:p>283.244</text:p>
              </table:table-cell>
              <table:table-cell office:value-type="float" office:value="390.786">
                <text:p>390.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4.616">
                <text:p>284.616</text:p>
              </table:table-cell>
              <table:table-cell office:value-type="float" office:value="264.359">
                <text:p>264.359</text:p>
              </table:table-cell>
              <table:table-cell office:value-type="float" office:value="271.243">
                <text:p>271.243</text:p>
              </table:table-cell>
              <table:table-cell office:value-type="float" office:value="373.996">
                <text:p>373.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.444">
                <text:p>273.444</text:p>
              </table:table-cell>
              <table:table-cell office:value-type="float" office:value="252.162">
                <text:p>252.162</text:p>
              </table:table-cell>
              <table:table-cell office:value-type="float" office:value="260.33">
                <text:p>260.33</text:p>
              </table:table-cell>
              <table:table-cell office:value-type="float" office:value="362.149">
                <text:p>362.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1.154">
                <text:p>261.154</text:p>
              </table:table-cell>
              <table:table-cell office:value-type="float" office:value="243.405">
                <text:p>243.405</text:p>
              </table:table-cell>
              <table:table-cell office:value-type="float" office:value="250.057">
                <text:p>250.057</text:p>
              </table:table-cell>
              <table:table-cell office:value-type="float" office:value="351.285">
                <text:p>351.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4.783">
                <text:p>254.783</text:p>
              </table:table-cell>
              <table:table-cell office:value-type="float" office:value="234.393">
                <text:p>234.393</text:p>
              </table:table-cell>
              <table:table-cell office:value-type="float" office:value="243.092">
                <text:p>243.092</text:p>
              </table:table-cell>
              <table:table-cell office:value-type="float" office:value="343.04">
                <text:p>343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.868">
                <text:p>242.868</text:p>
              </table:table-cell>
              <table:table-cell office:value-type="float" office:value="225.959">
                <text:p>225.959</text:p>
              </table:table-cell>
              <table:table-cell office:value-type="float" office:value="231.869">
                <text:p>231.869</text:p>
              </table:table-cell>
              <table:table-cell office:value-type="float" office:value="327.367">
                <text:p>327.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.724">
                <text:p>236.724</text:p>
              </table:table-cell>
              <table:table-cell office:value-type="float" office:value="217.714">
                <text:p>217.714</text:p>
              </table:table-cell>
              <table:table-cell office:value-type="float" office:value="224.828">
                <text:p>224.828</text:p>
              </table:table-cell>
              <table:table-cell office:value-type="float" office:value="315.397">
                <text:p>315.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.15">
                <text:p>230.15</text:p>
              </table:table-cell>
              <table:table-cell office:value-type="float" office:value="210.608">
                <text:p>210.608</text:p>
              </table:table-cell>
              <table:table-cell office:value-type="float" office:value="218.824">
                <text:p>218.824</text:p>
              </table:table-cell>
              <table:table-cell office:value-type="float" office:value="306.069">
                <text:p>306.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.253">
                <text:p>224.253</text:p>
              </table:table-cell>
              <table:table-cell office:value-type="float" office:value="204.991">
                <text:p>204.991</text:p>
              </table:table-cell>
              <table:table-cell office:value-type="float" office:value="213.077">
                <text:p>213.077</text:p>
              </table:table-cell>
              <table:table-cell office:value-type="float" office:value="291.753">
                <text:p>291.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.514">
                <text:p>290.514</text:p>
              </table:table-cell>
              <table:table-cell office:value-type="float" office:value="199.302">
                <text:p>199.302</text:p>
              </table:table-cell>
              <table:table-cell office:value-type="float" office:value="206.207">
                <text:p>206.207</text:p>
              </table:table-cell>
              <table:table-cell office:value-type="float" office:value="289.146">
                <text:p>289.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.79">
                <text:p>283.79</text:p>
              </table:table-cell>
              <table:table-cell office:value-type="float" office:value="194.502">
                <text:p>194.502</text:p>
              </table:table-cell>
              <table:table-cell office:value-type="float" office:value="231.578">
                <text:p>231.578</text:p>
              </table:table-cell>
              <table:table-cell office:value-type="float" office:value="325.205">
                <text:p>325.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